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="0.06pt solid #000000"/>
      <style:text-properties fo:font-size="20pt" style:font-size-asian="20pt" style:font-size-complex="20pt"/>
    </style:style>
    <style:style style:name="ce4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fideo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cinta anc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nta ango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lar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2" table:number-rows-spanned="1">
            <text:p>relleno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ravio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viol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rentin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agn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elon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2" table:number-rows-spanned="1">
            <text:p>tapa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empana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telit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2" table:number-rows-spanned="1">
            <text:p>salsa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file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atro ques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2" table:number-rows-spanned="1">
            <text:p>extra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pizze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pizza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21:32:41.370000000</meta:creation-date>
    <dc:date>2023-01-05T21:39:09.742000000</dc:date>
    <meta:editing-duration>PT6M32S</meta:editing-duration>
    <meta:editing-cycles>1</meta:editing-cycles>
    <meta:document-statistic meta:table-count="1" meta:cell-count="19" meta:object-count="0"/>
    <meta:generator>LibreOffice/6.1.4.2$Windows_X86_64 LibreOffice_project/9d0f32d1f0b509096fd65e0d4bec26ddd1938fd3</meta:generator>
  </office:meta>
</office:document-meta>
</file>